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910" officeooo:paragraph-rsid="0009f910"/>
    </style:style>
    <style:style style:name="P2" style:family="paragraph" style:parent-style-name="Standard">
      <style:paragraph-properties fo:text-align="justify" style:justify-single-word="false"/>
      <style:text-properties officeooo:rsid="0009f910" officeooo:paragraph-rsid="0009f910"/>
    </style:style>
    <style:style style:name="P3" style:family="paragraph" style:parent-style-name="Standard">
      <style:paragraph-properties fo:text-align="justify" style:justify-single-word="false"/>
      <style:text-properties officeooo:rsid="0009f910" officeooo:paragraph-rsid="001260b7"/>
    </style:style>
    <style:style style:name="P4" style:family="paragraph" style:parent-style-name="Standard">
      <style:paragraph-properties fo:text-align="justify" style:justify-single-word="false"/>
      <style:text-properties officeooo:rsid="0009f910" officeooo:paragraph-rsid="0015a64d"/>
    </style:style>
    <style:style style:name="P5" style:family="paragraph" style:parent-style-name="Standard">
      <style:paragraph-properties fo:text-align="justify" style:justify-single-word="false"/>
      <style:text-properties officeooo:rsid="0009f910" officeooo:paragraph-rsid="0017f2a1"/>
    </style:style>
    <style:style style:name="P6" style:family="paragraph" style:parent-style-name="Standard">
      <style:paragraph-properties fo:text-align="justify" style:justify-single-word="false"/>
      <style:text-properties officeooo:rsid="0009f910" officeooo:paragraph-rsid="00262631"/>
    </style:style>
    <style:style style:name="P7" style:family="paragraph" style:parent-style-name="Standard">
      <style:text-properties officeooo:rsid="0009f910" officeooo:paragraph-rsid="001260b7"/>
    </style:style>
    <style:style style:name="P8" style:family="paragraph" style:parent-style-name="Standard">
      <style:text-properties officeooo:rsid="0009f910" officeooo:paragraph-rsid="0015a64d"/>
    </style:style>
    <style:style style:name="P9" style:family="paragraph" style:parent-style-name="Standard">
      <style:text-properties officeooo:rsid="0009f910" officeooo:paragraph-rsid="00170161"/>
    </style:style>
    <style:style style:name="P10" style:family="paragraph" style:parent-style-name="Standard">
      <style:text-properties officeooo:rsid="0009f910" officeooo:paragraph-rsid="001c7f7d"/>
    </style:style>
    <style:style style:name="P11" style:family="paragraph" style:parent-style-name="Standard">
      <style:text-properties officeooo:rsid="0009f910" officeooo:paragraph-rsid="001f4fa5"/>
    </style:style>
    <style:style style:name="P12" style:family="paragraph" style:parent-style-name="Standard">
      <style:text-properties officeooo:rsid="0009f910" officeooo:paragraph-rsid="001f77d3"/>
    </style:style>
    <style:style style:name="P13" style:family="paragraph" style:parent-style-name="Standard">
      <style:text-properties officeooo:rsid="0009f910" officeooo:paragraph-rsid="0021e661"/>
    </style:style>
    <style:style style:name="P14" style:family="paragraph" style:parent-style-name="Standard">
      <style:text-properties officeooo:rsid="0009f910" officeooo:paragraph-rsid="00258a2b"/>
    </style:style>
    <style:style style:name="P15" style:family="paragraph" style:parent-style-name="Standard">
      <style:text-properties officeooo:rsid="000b46cc" officeooo:paragraph-rsid="000b46cc"/>
    </style:style>
    <style:style style:name="P16" style:family="paragraph" style:parent-style-name="Standard">
      <style:text-properties officeooo:rsid="000b46cc" officeooo:paragraph-rsid="001260b7"/>
    </style:style>
    <style:style style:name="P17" style:family="paragraph" style:parent-style-name="Standard">
      <style:text-properties officeooo:rsid="000b46cc" officeooo:paragraph-rsid="0015a64d"/>
    </style:style>
    <style:style style:name="P18" style:family="paragraph" style:parent-style-name="Standard">
      <style:text-properties officeooo:rsid="000b46cc" officeooo:paragraph-rsid="00170161"/>
    </style:style>
    <style:style style:name="P19" style:family="paragraph" style:parent-style-name="Standard">
      <style:text-properties officeooo:rsid="000b46cc" officeooo:paragraph-rsid="00258a2b"/>
    </style:style>
    <style:style style:name="P20" style:family="paragraph" style:parent-style-name="Standard">
      <style:text-properties officeooo:rsid="000d0f8b" officeooo:paragraph-rsid="001260b7"/>
    </style:style>
    <style:style style:name="P21" style:family="paragraph" style:parent-style-name="Standard">
      <style:text-properties officeooo:rsid="000d0f8b" officeooo:paragraph-rsid="0015a64d"/>
    </style:style>
    <style:style style:name="P22" style:family="paragraph" style:parent-style-name="Standard">
      <style:text-properties officeooo:rsid="000d0f8b" officeooo:paragraph-rsid="00170161"/>
    </style:style>
    <style:style style:name="P23" style:family="paragraph" style:parent-style-name="Standard">
      <style:text-properties officeooo:rsid="000d0f8b" officeooo:paragraph-rsid="0021e661"/>
    </style:style>
    <style:style style:name="P24" style:family="paragraph" style:parent-style-name="Standard">
      <style:text-properties fo:font-weight="bold" officeooo:rsid="000b46cc" officeooo:paragraph-rsid="000b46cc" style:font-weight-asian="bold" style:font-weight-complex="bold"/>
    </style:style>
    <style:style style:name="P25" style:family="paragraph" style:parent-style-name="Standard">
      <style:text-properties fo:font-weight="bold" officeooo:rsid="000b46cc" officeooo:paragraph-rsid="001260b7" style:font-weight-asian="bold" style:font-weight-complex="bold"/>
    </style:style>
    <style:style style:name="P26" style:family="paragraph" style:parent-style-name="Standard">
      <style:text-properties fo:font-weight="bold" officeooo:rsid="000b46cc" officeooo:paragraph-rsid="0015a64d" style:font-weight-asian="bold" style:font-weight-complex="bold"/>
    </style:style>
    <style:style style:name="P27" style:family="paragraph" style:parent-style-name="Standard">
      <style:text-properties fo:font-weight="bold" officeooo:rsid="000b46cc" officeooo:paragraph-rsid="0017016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09f910" officeooo:paragraph-rsid="0017f2a1" style:font-weight-asian="bold" style:font-weight-complex="bold"/>
    </style:style>
    <style:style style:name="P29" style:family="paragraph" style:parent-style-name="Standard">
      <style:text-properties officeooo:rsid="001e261e" officeooo:paragraph-rsid="001e261e"/>
    </style:style>
    <style:style style:name="P30" style:family="paragraph" style:parent-style-name="Standard">
      <style:text-properties officeooo:rsid="001e261e" officeooo:paragraph-rsid="001f4fa5"/>
    </style:style>
    <style:style style:name="P31" style:family="paragraph" style:parent-style-name="Standard">
      <style:text-properties officeooo:rsid="001e261e" officeooo:paragraph-rsid="001f77d3"/>
    </style:style>
    <style:style style:name="P32" style:family="paragraph" style:parent-style-name="Standard">
      <style:text-properties officeooo:rsid="001e261e" officeooo:paragraph-rsid="0021e661"/>
    </style:style>
    <style:style style:name="P33" style:family="paragraph" style:parent-style-name="Standard">
      <style:text-properties officeooo:rsid="001260b7" officeooo:paragraph-rsid="001260b7"/>
    </style:style>
    <style:style style:name="T1" style:family="text">
      <style:text-properties officeooo:rsid="000a3a53"/>
    </style:style>
    <style:style style:name="T2" style:family="text">
      <style:text-properties officeooo:rsid="000b46cc"/>
    </style:style>
    <style:style style:name="T3" style:family="text">
      <style:text-properties officeooo:rsid="000d0f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60b7" style:font-weight-asian="bold" style:font-weight-complex="bold"/>
    </style:style>
    <style:style style:name="T6" style:family="text">
      <style:text-properties fo:font-weight="bold" officeooo:rsid="0015a64d" style:font-weight-asian="bold" style:font-weight-complex="bold"/>
    </style:style>
    <style:style style:name="T7" style:family="text">
      <style:text-properties fo:font-weight="bold" officeooo:rsid="00170161" style:font-weight-asian="bold" style:font-weight-complex="bold"/>
    </style:style>
    <style:style style:name="T8" style:family="text">
      <style:text-properties fo:font-weight="bold" officeooo:rsid="001e261e" style:font-weight-asian="bold" style:font-weight-complex="bold"/>
    </style:style>
    <style:style style:name="T9" style:family="text">
      <style:text-properties fo:font-weight="bold" officeooo:rsid="001f4fa5" style:font-weight-asian="bold" style:font-weight-complex="bold"/>
    </style:style>
    <style:style style:name="T10" style:family="text">
      <style:text-properties fo:font-weight="bold" officeooo:rsid="001f77d3" style:font-weight-asian="bold" style:font-weight-complex="bold"/>
    </style:style>
    <style:style style:name="T11" style:family="text">
      <style:text-properties fo:font-weight="bold" officeooo:rsid="0021e661" style:font-weight-asian="bold" style:font-weight-complex="bold"/>
    </style:style>
    <style:style style:name="T12" style:family="text">
      <style:text-properties fo:font-weight="bold" officeooo:rsid="00258a2b" style:font-weight-asian="bold" style:font-weight-complex="bold"/>
    </style:style>
    <style:style style:name="T13" style:family="text">
      <style:text-properties fo:font-weight="bold" officeooo:rsid="002c4088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d0f8b" style:font-weight-asian="normal" style:font-weight-complex="normal"/>
    </style:style>
    <style:style style:name="T16" style:family="text">
      <style:text-properties officeooo:rsid="0015a64d"/>
    </style:style>
    <style:style style:name="T17" style:family="text">
      <style:text-properties officeooo:rsid="001bd8bb"/>
    </style:style>
    <style:style style:name="T18" style:family="text">
      <style:text-properties officeooo:rsid="001c7f7d"/>
    </style:style>
    <style:style style:name="T19" style:family="text">
      <style:text-properties officeooo:rsid="001e261e"/>
    </style:style>
    <style:style style:name="T20" style:family="text">
      <style:text-properties officeooo:rsid="001f4fa5"/>
    </style:style>
    <style:style style:name="T21" style:family="text">
      <style:text-properties officeooo:rsid="001f77d3"/>
    </style:style>
    <style:style style:name="T22" style:family="text">
      <style:text-properties officeooo:rsid="00201e7c"/>
    </style:style>
    <style:style style:name="T23" style:family="text">
      <style:text-properties officeooo:rsid="0021e661"/>
    </style:style>
    <style:style style:name="T24" style:family="text">
      <style:text-properties officeooo:rsid="00258a2b"/>
    </style:style>
    <style:style style:name="T25" style:family="text">
      <style:text-properties officeooo:rsid="0027970b"/>
    </style:style>
    <style:style style:name="T26" style:family="text">
      <style:text-properties officeooo:rsid="00289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rquivo<text:span text:style-name="T4"> Lucro Presumido </text:span><text:span text:style-name="T12">2021</text:span><text:span text:style-name="T4">.</text:span><text:span text:style-name="T6">csv</text:span><text:span text:style-name="T4">:</text:span></text:p>
      <text:p text:style-name="P15"><text:s/><text:span text:style-name="T24">1.047.743 </text:span>registros.</text:p>
      <text:p text:style-name="P14">Arquivo<text:span text:style-name="T4"> Lucro Presumido </text:span><text:span text:style-name="T12">2020</text:span><text:span text:style-name="T4">.</text:span><text:span text:style-name="T6">csv</text:span><text:span text:style-name="T4">:</text:span></text:p>
      <text:p text:style-name="P19"><text:s/><text:span text:style-name="T24">1.040.712 </text:span>registros.</text:p>
      <text:p text:style-name="P14">Arquivo<text:span text:style-name="T4"> Lucro Presumido </text:span><text:span text:style-name="T12">2019</text:span><text:span text:style-name="T4">.</text:span><text:span text:style-name="T6">csv</text:span><text:span text:style-name="T4">:</text:span></text:p>
      <text:p text:style-name="P19"><text:s/><text:span text:style-name="T25">990.633 </text:span>registros.</text:p>
      <text:p text:style-name="P14">Arquivo<text:span text:style-name="T4"> Lucro Presumido </text:span><text:span text:style-name="T12">2018</text:span><text:span text:style-name="T4">.</text:span><text:span text:style-name="T6">csv</text:span><text:span text:style-name="T4">:</text:span></text:p>
      <text:p text:style-name="P19"><text:s/><text:span text:style-name="T25">945.776 </text:span>registros.</text:p>
      <text:p text:style-name="P14">Arquivo<text:span text:style-name="T4"> Lucro Presumido </text:span><text:span text:style-name="T12">2017</text:span><text:span text:style-name="T4">.</text:span><text:span text:style-name="T6">csv</text:span><text:span text:style-name="T4">:</text:span></text:p>
      <text:p text:style-name="P19"><text:s/><text:span text:style-name="T26">927.273 </text:span>registros.</text:p>
      <text:p text:style-name="P14">Arquivo<text:span text:style-name="T4"> Lucro Presumido </text:span><text:span text:style-name="T12">2016</text:span><text:span text:style-name="T4">.</text:span><text:span text:style-name="T6">csv</text:span><text:span text:style-name="T4">:</text:span></text:p>
      <text:p text:style-name="P19"><text:s/><text:span text:style-name="T26">893.436 </text:span>registros.</text:p>
      <text:p text:style-name="P15">A primeira linha é o cabeçalho.</text:p>
      <text:p text:style-name="P23">Informações extraídas em <text:span text:style-name="T17">27</text:span>/0<text:span text:style-name="T17">1</text:span>/202<text:span text:style-name="T17">3</text:span>.</text:p>
      <text:p text:style-name="P15"/>
      <text:p text:style-name="P24">Campos:</text:p>
      <text:p text:style-name="P1"><text:span text:style-name="T11">a</text:span><text:span text:style-name="T4">no</text:span> – inteiro 4 dígitos – <text:span text:style-name="T1">2016 a 2021.</text:span></text:p>
      <text:p text:style-name="P1"><text:span text:style-name="T11">cnpj</text:span> – CNPJ formatado E<text:span text:style-name="T3">x</text:span>: 11.111.111/0001-91.</text:p>
      <text:p text:style-name="P13"><text:span text:style-name="T8">cnpj</text:span><text:span text:style-name="T4">_da_</text:span><text:span text:style-name="T8">scp</text:span> – <text:span text:style-name="T18">se diferente de 0 indica uma Sociedade de Conta de Participação - SCP cujo sócio ostensivo é a empresa indicada no campo CNPJ; se igual a 0, não se trata de SCP</text:span></text:p>
      <text:p text:style-name="P32">OBS. Até o ano 2017, era informado o código da SCP, não necessariamente seu CNPJ</text:p>
      <text:p text:style-name="P28"><text:span text:style-name="T23">f</text:span>orma_de_<text:span text:style-name="T23">t</text:span>ributacao – <text:span text:style-name="T14">LUCRO PRESUMIDO, LUCRO PRESUMIDO/ARBITRADO, LUCRO PRESUMIDO/REAL </text:span><text:span text:style-name="T15">ou </text:span><text:span text:style-name="T14">LUCRO PRESUMIDO/REAL/ARBITRADO. </text:span><text:span text:style-name="T15">Nos poucos casos de tributação de formas mistas, a informação do CNPJ aparece em todos os arquivos correspondentes às formas de tributação abrangidas.</text:span></text:p>
      <text:p text:style-name="P6"><text:span text:style-name="T11">q</text:span><text:span text:style-name="T4">uantidade_de_</text:span><text:span text:style-name="T11">e</text:span><text:span text:style-name="T4">scrituracoes – </text:span><text:span text:style-name="T2">inteiro. Indica o número de ECF entregues com a forma de tributação.</text:span></text:p>
      <text:p text:style-name="P2"/>
      <text:p text:style-name="P7">Arquivo<text:span text:style-name="T4"> Lucro </text:span><text:span text:style-name="T5">Real.</text:span><text:span text:style-name="T6">csv</text:span><text:span text:style-name="T4">:</text:span></text:p>
      <text:p text:style-name="P33">1.379.743 registros.</text:p>
      <text:p text:style-name="P16">A primeira linha é o cabeçalho.</text:p>
      <text:p text:style-name="P20">Informações extraídas em <text:span text:style-name="T17">26</text:span>/0<text:span text:style-name="T17">1</text:span>/202<text:span text:style-name="T17">3</text:span>.</text:p>
      <text:p text:style-name="P16"/>
      <text:p text:style-name="P25">Campos:</text:p>
      <text:p text:style-name="P7"><text:span text:style-name="T8">a</text:span><text:span text:style-name="T4">no</text:span> – inteiro 4 dígitos – <text:span text:style-name="T1">2014 a 2021.</text:span></text:p>
      <text:p text:style-name="P7"><text:span text:style-name="T8">cnpj</text:span> – CNPJ formatado E<text:span text:style-name="T3">x</text:span>: 11.111.111/0001-91.</text:p>
      <text:p text:style-name="P10"><text:span text:style-name="T8">cnpj</text:span><text:span text:style-name="T4">_da_</text:span><text:span text:style-name="T8">scp</text:span> – <text:span text:style-name="T18">se diferente de 0 indica uma Sociedade de Conta de Participação - SCP cujo sócio ostensivo é a empresa indicada no campo CNPJ; se igual a 0, não se trata de SCP</text:span></text:p>
      <text:p text:style-name="P29">OBS. Até o ano 2017, era informado o código da SCP, não necessariamente seu CNPJ</text:p>
      <text:p text:style-name="P28"><text:span text:style-name="T19">f</text:span>orma_de_<text:span text:style-name="T19">t</text:span>ributacao – <text:s/><text:span text:style-name="T14">LUCRO REAL, LUCRO REAL/ARBITRADO, LUCRO PRESUMIDO/REAL, LUCRO PRESUMIDO/REAL/ARBITRADO. </text:span><text:span text:style-name="T15">Nos poucos casos de tributação de formas mistas, a informação do CNPJ aparece em todos os arquivos correspondentes às formas de tributação abrangidas.</text:span></text:p>
      <text:p text:style-name="P5"><text:span text:style-name="T8">q</text:span><text:span text:style-name="T4">uantidade_de_</text:span><text:span text:style-name="T8">e</text:span><text:span text:style-name="T4">scrituracoes – </text:span><text:span text:style-name="T2">inteiro. Indica o número de ECF entregues com a forma de tributação.</text:span></text:p>
      <text:p text:style-name="P3"/>
      <text:p text:style-name="P8">Arquivo<text:span text:style-name="T4"> </text:span><text:span text:style-name="T13">Imunes e isentas</text:span><text:span text:style-name="T5">.</text:span><text:span text:style-name="T6">csv</text:span><text:span text:style-name="T4">:</text:span></text:p>
      <text:p text:style-name="P17"><text:span text:style-name="T16">1.474.162 </text:span>registros.</text:p>
      <text:p text:style-name="P17">A primeira linha é o cabeçalho.</text:p>
      <text:p text:style-name="P21">Informações extraídas em <text:span text:style-name="T22">26</text:span>/0<text:span text:style-name="T22">1</text:span>/202<text:span text:style-name="T22">3</text:span>.</text:p>
      <text:p text:style-name="P17"/>
      <text:p text:style-name="P26"><text:soft-page-break/>Campos:</text:p>
      <text:p text:style-name="P8"><text:span text:style-name="T10">a</text:span><text:span text:style-name="T4">no</text:span> – inteiro 4 dígitos – <text:span text:style-name="T1">2016 a 2021.</text:span></text:p>
      <text:p text:style-name="P8"><text:span text:style-name="T10">cnpj</text:span> – CNPJ formatado E<text:span text:style-name="T3">x</text:span>: 11.111.111/0001-91.</text:p>
      <text:p text:style-name="P12"><text:span text:style-name="T8">cnpj</text:span><text:span text:style-name="T4">_da_</text:span><text:span text:style-name="T8">scp</text:span> – <text:span text:style-name="T18">se diferente de 0 indica uma Sociedade de Conta de Participação - SCP cujo sócio ostensivo é a empresa indicada no campo CNPJ; se igual a 0, não se trata de SCP</text:span></text:p>
      <text:p text:style-name="P31">OBS. Até o ano 2017, era informado o código da SCP, não necessariamente seu CNPJ</text:p>
      <text:p text:style-name="P28"><text:span text:style-name="T21">f</text:span>orma_de_<text:span text:style-name="T21">t</text:span>ributacao – <text:s/><text:span text:style-name="T14">IMUNE DO IRPJ, ISENTA DO IRPJ. </text:span></text:p>
      <text:p text:style-name="P6"><text:span text:style-name="T10">q</text:span><text:span text:style-name="T4">uantidade_de_</text:span><text:span text:style-name="T10">e</text:span><text:span text:style-name="T4">scrituracoes – </text:span><text:s/><text:span text:style-name="T2">inteiro. Indica o número de ECF entregues com a forma de tributação.</text:span></text:p>
      <text:p text:style-name="P4"/>
      <text:p text:style-name="P9">Arquivo<text:span text:style-name="T4"> Lucro </text:span><text:span text:style-name="T7">Arbitrado</text:span><text:span text:style-name="T4">.</text:span><text:span text:style-name="T6">csv</text:span><text:span text:style-name="T4">:</text:span></text:p>
      <text:p text:style-name="P18"><text:span text:style-name="T21">7.134</text:span> registros.</text:p>
      <text:p text:style-name="P18">A primeira linha é o cabeçalho.</text:p>
      <text:p text:style-name="P22">Informações extraídas em <text:span text:style-name="T20">26</text:span>/0<text:span text:style-name="T20">1</text:span>/202<text:span text:style-name="T20">3</text:span>.</text:p>
      <text:p text:style-name="P18"/>
      <text:p text:style-name="P27">Campos:</text:p>
      <text:p text:style-name="P9"><text:span text:style-name="T9">a</text:span><text:span text:style-name="T4">no</text:span> – inteiro 4 dígitos – <text:span text:style-name="T1">2014 a 2021.</text:span></text:p>
      <text:p text:style-name="P9"><text:span text:style-name="T9">cnpj</text:span> – CNPJ formatado E<text:span text:style-name="T3">x</text:span>: 11.111.111/0001-91.</text:p>
      <text:p text:style-name="P11"><text:span text:style-name="T8">cnpj</text:span><text:span text:style-name="T4">_da_</text:span><text:span text:style-name="T8">scp</text:span> – <text:span text:style-name="T18">se diferente de 0 indica uma Sociedade de Conta de Participação - SCP cujo sócio ostensivo é a empresa indicada no campo CNPJ; se igual a 0, não se trata de SCP</text:span></text:p>
      <text:p text:style-name="P30">OBS. Até o ano 2017, era informado o código da SCP, não necessariamente seu CNPJ</text:p>
      <text:p text:style-name="P28"><text:span text:style-name="T20">f</text:span>orma_de_<text:span text:style-name="T20">t</text:span>ributacao – <text:span text:style-name="T14">LUCRO ARBITRADO, LUCRO REAL/ARBITRADO, LUCRO PRESUMIDO/ARBITRADO, LUCRO PRESUMIDO/REAL/ARBITRADO. </text:span><text:span text:style-name="T15">Nos poucos casos de tributação de formas mistas, a informação do CNPJ aparece em todos os arquivos correspondentes às formas de tributação abrangidas.</text:span></text:p>
      <text:p text:style-name="P5"><text:span text:style-name="T9">q</text:span><text:span text:style-name="T4">uantidade_de_</text:span><text:span text:style-name="T9">e</text:span><text:span text:style-name="T4">scrituracoes – </text:span><text:s/><text:span text:style-name="T2">inteiro. Uma escrituração ECF (valor 1) é a base da informação da forma de tributação na grande maioria dos cas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5:14:06.752000000</meta:creation-date>
    <meta:generator>LibreOffice/6.2.5.2$Windows_x86 LibreOffice_project/1ec314fa52f458adc18c4f025c545a4e8b22c159</meta:generator>
    <dc:date>2023-01-27T14:03:24.403000000</dc:date>
    <meta:editing-duration>PT7H13M39S</meta:editing-duration>
    <meta:editing-cycles>19</meta:editing-cycles>
    <meta:document-statistic meta:table-count="0" meta:image-count="0" meta:object-count="0" meta:page-count="2" meta:paragraph-count="54" meta:word-count="500" meta:character-count="3394" meta:non-whitespace-character-count="2912"/>
  </office:meta>
</office:document-meta>
</file>